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1fa34e" officeooo:paragraph-rsid="001fa34e"/>
    </style:style>
    <style:style style:name="P2" style:family="paragraph" style:parent-style-name="Title">
      <style:text-properties officeooo:rsid="001fa34e" officeooo:paragraph-rsid="001fa34e"/>
    </style:style>
    <style:style style:name="P3" style:family="paragraph" style:parent-style-name="Text_20_body">
      <style:text-properties officeooo:rsid="001fa34e" officeooo:paragraph-rsid="00201a85"/>
    </style:style>
    <style:style style:name="T1" style:family="text">
      <style:text-properties fo:font-weight="bold" style:font-weight-asian="bold" style:font-weight-complex="bold"/>
    </style:style>
    <style:style style:name="T2" style:family="text">
      <style:text-properties fo:font-weight="bold" officeooo:rsid="00201a85" style:font-weight-asian="bold" style:font-weight-complex="bold"/>
    </style:style>
    <style:style style:name="T3" style:family="text">
      <style:text-properties fo:font-weight="normal" officeooo:rsid="00201a8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äyttöohje<text:line-break/></text:p>
      <text:p text:style-name="P1">http://mixlaiti.users.cs.helsinki.fi/tsoha/</text:p>
      <text:p text:style-name="P3">Käyttäjätunnus: <text:tab/><text:span text:style-name="T1">test</text:span><text:line-break/>Salasana: <text:tab/><text:tab/><text:span text:style-name="T1">test<text:line-break/></text:span><text:line-break/><text:span text:style-name="T2">Pistejärjestelmä<text:line-break/></text:span><text:span text:style-name="T3"><text:line-break/>Pisteitä saa sijoituksista 1-14. <text:line-break/>Pistejärjestelmä järjestyksessä: 25, 18, 15, 12, 10, 9, 8, 7, 6, 5, 4, 3, 2, 1. <text:line-break/>Kilpailija ei saa pisteitä jos aika on 0. Jos kilpailija menettää yhteyden kesken kisan ja hänelle merkataan DNF (Did not finish) ja hänen tulisi saada silti pisteet niin riittää, että merkkaa ajaksi suuremman kuin 0. Esimerkiksi 00:00:00.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8:09:39.261295883</meta:creation-date>
    <dc:date>2015-09-27T18:24:43.148630547</dc:date>
    <meta:editing-duration>P0D</meta:editing-duration>
    <meta:editing-cycles>2</meta:editing-cycles>
    <meta:generator>LibreOffice/4.2.8.2$Linux_X86_64 LibreOffice_project/420m0$Build-2</meta:generator>
    <meta:document-statistic meta:table-count="0" meta:image-count="0" meta:object-count="0" meta:page-count="1" meta:paragraph-count="3" meta:word-count="64" meta:character-count="470" meta:non-whitespace-character-count="401"/>
  </office:meta>
</office:document-meta>
</file>